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712cm" svg:y="0.871cm">
            <draw:object draw:notify-on-update-of-ranges="Sheet1.A1:Sheet1.A1 Sheet1.A2:Sheet1.A15 Sheet1.C1:Sheet1.C1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Key size</text:p>
          </table:table-cell>
          <table:table-cell table:style-name="ce1" office:value-type="string" calcext:value-type="string">
            <text:p>Allowable chars</text:p>
          </table:table-cell>
          <table:table-cell table:style-name="ce1" office:value-type="string" calcext:value-type="string">
            <text:p>Key space size</text:p>
          </table:table-cell>
          <table:table-cell office:value-type="string" calcext:value-type="string">
            <text:p>Hash type</text:p>
          </table:table-cell>
          <table:table-cell office:value-type="string" calcext:value-type="string">
            <text:p>Hash bytes</text:p>
          </table:table-cell>
          <table:table-cell office:value-type="string" calcext:value-type="string">
            <text:p>Total si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POWER([.A2];[.B2])" office:value-type="float" office:value="59049" calcext:value-type="float">
            <text:p>59,049</text:p>
          </table:table-cell>
          <table:table-cell office:value-type="string" calcext:value-type="string">
            <text:p>MD5</text:p>
          </table:table-cell>
          <table:table-cell office:value-type="float" office:value="16" calcext:value-type="float">
            <text:p>16</text:p>
          </table:table-cell>
          <table:table-cell table:formula="of:=(([.A2]+[.E2])*[.C2])/1024/1024/1024" office:value-type="float" office:value="0.00104487966746092" calcext:value-type="float">
            <text:p>0.00104487966746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POWER([.A3];[.B3])" office:value-type="float" office:value="1048576" calcext:value-type="float">
            <text:p>1,048,5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3]+[.E3])*[.C3])/1024/1024/1024" office:value-type="float" office:value="0.01953125" calcext:value-type="float">
            <text:p>0.0195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POWER([.A4];[.B4])" office:value-type="float" office:value="9765625" calcext:value-type="float">
            <text:p>9,765,6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4]+[.E4])*[.C4])/1024/1024/1024" office:value-type="float" office:value="0.190993887372315" calcext:value-type="float">
            <text:p>0.1909938873723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OWER([.A5];[.B5])" office:value-type="float" office:value="60466176" calcext:value-type="float">
            <text:p>60,466,1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5]+[.E5])*[.C5])/1024/1024/1024" office:value-type="float" office:value="1.2388973236084" calcext:value-type="float">
            <text:p>1.2388973236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POWER([.A6];[.B6])" office:value-type="float" office:value="282475249" calcext:value-type="float">
            <text:p>282,475,24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6]+[.E6])*[.C6])/1024/1024/1024" office:value-type="float" office:value="6.05073825176805" calcext:value-type="float">
            <text:p>6.05073825176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POWER([.A7];[.B7])" office:value-type="float" office:value="1073741824" calcext:value-type="float">
            <text:p>1,073,741,8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7]+[.E7])*[.C7])/1024/1024/102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POWER([.A8];[.B8])" office:value-type="float" office:value="3486784401" calcext:value-type="float">
            <text:p>3,486,784,4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8]+[.E8])*[.C8])/1024/1024/1024" office:value-type="float" office:value="81.1830256367102" calcext:value-type="float">
            <text:p>81.183025636710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POWER([.A9];[.B9])" office:value-type="float" office:value="10000000000" calcext:value-type="float">
            <text:p>10,000,000,0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9]+[.E9])*[.C9])/1024/1024/1024" office:value-type="float" office:value="242.143869400024" calcext:value-type="float">
            <text:p>242.143869400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POWER([.A10];[.B10])" office:value-type="float" office:value="25937424601" calcext:value-type="float">
            <text:p>25,937,424,6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10]+[.E10])*[.C10])/1024/1024/1024" office:value-type="float" office:value="652.214944574051" calcext:value-type="float">
            <text:p>652.2149445740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POWER([.A11];[.B11])" office:value-type="float" office:value="61917364224" calcext:value-type="float">
            <text:p>61,917,364,2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11]+[.E11])*[.C11])/1024/1024/1024" office:value-type="float" office:value="1614.62109375" calcext:value-type="float">
            <text:p>1614.62109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POWER([.A12];[.B12])" office:value-type="float" office:value="137858491849" calcext:value-type="float">
            <text:p>137,858,491,84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12]+[.E12])*[.C12])/1024/1024/1024" office:value-type="float" office:value="3723.33104128111" calcext:value-type="float">
            <text:p>3723.33104128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POWER([.A13];[.B13])" office:value-type="float" office:value="289254654976" calcext:value-type="float">
            <text:p>289,254,654,9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13]+[.E13])*[.C13])/1024/1024/1024" office:value-type="float" office:value="8081.68169975281" calcext:value-type="float">
            <text:p>8081.681699752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POWER([.A14];[.B14])" office:value-type="float" office:value="576650390625" calcext:value-type="float">
            <text:p>576,650,390,6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14]+[.E14])*[.C14])/1024/1024/1024" office:value-type="float" office:value="16648.4733199468" calcext:value-type="float">
            <text:p>16648.4733199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POWER([.A15];[.B15])" office:value-type="float" office:value="1099511627776" calcext:value-type="float">
            <text:p>1,099,511,627,7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A15]+[.E15])*[.C15])/1024/1024/1024" office:value-type="float" office:value="32768" calcext:value-type="float">
            <text:p>32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5-09T14:49:34.836661626</meta:creation-date>
    <dc:date>2023-05-09T15:47:29.838992019</dc:date>
    <dc:creator>Chris Cameron</dc:creator>
    <meta:editing-duration>PT51M54S</meta:editing-duration>
    <meta:editing-cycles>1</meta:editing-cycles>
    <meta:document-statistic meta:table-count="1" meta:cell-count="77" meta:object-count="1"/>
    <meta:generator>LibreOffice/7.4.6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Sheet1.A1:Sheet1.A15 Sheet1.C1:Sheet1.C15" chart:data-source-has-labels="both" svg:x="0.32cm" svg:y="0.18cm" svg:width="11.635cm" svg:height="8.64cm">
          <chart:coordinate-region svg:x="2.979cm" svg:y="0.379cm" svg:width="8.789cm" svg:height="7.794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5" chart:label-cell-address="Sheet1.C1:Sheet1.C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 space siz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15</svg:desc>
                </draw:g>
              </table:table-cell>
              <table:table-cell office:value-type="float" office:value="59049">
                <text:p>59049</text:p>
                <draw:g>
                  <svg:desc>Sheet1.C2:Sheet1.C1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466176">
                <text:p>60466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2475249">
                <text:p>2824752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73741824">
                <text:p>10737418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86784401">
                <text:p>34867844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37424601">
                <text:p>259374246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1917364224">
                <text:p>619173642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7858491849">
                <text:p>1378584918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9254654976">
                <text:p>2892546549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76650390625">
                <text:p>5766503906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99511627776">
                <text:p>1099511627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